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粗體" style:font-pitch="variable"/>
    <style:font-face style:name="魏碑-繁1" svg:font-family="魏碑-繁" style:font-adornments="標準" style:font-pitch="variable"/>
  </office:font-face-decls>
  <office:automatic-styles>
    <style:style style:name="P1" style:family="paragraph" style:parent-style-name="Text_20_body">
      <style:text-properties officeooo:paragraph-rsid="0072ab38"/>
    </style:style>
    <style:style style:name="P2" style:family="paragraph" style:parent-style-name="Text_20_body">
      <style:paragraph-properties fo:break-before="page"/>
      <style:text-properties officeooo:paragraph-rsid="0072fe61"/>
    </style:style>
    <style:style style:name="P3" style:family="paragraph" style:parent-style-name="Text_20_body">
      <style:text-properties officeooo:paragraph-rsid="007626c1"/>
    </style:style>
    <style:style style:name="P4" style:family="paragraph" style:parent-style-name="Text_20_body">
      <style:paragraph-properties fo:break-before="page"/>
      <style:text-properties officeooo:paragraph-rsid="007626c1"/>
    </style:style>
    <style:style style:name="P5" style:family="paragraph" style:parent-style-name="Title">
      <style:text-properties officeooo:paragraph-rsid="0077a271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<text:ruby text:style-name="Ru1"><text:ruby-base>出</text:ruby-base><text:ruby-text>chhut</text:ruby-text></text:ruby> <text:ruby text:style-name="Ru1"><text:ruby-base>師</text:ruby-base><text:ruby-text>su</text:ruby-text></text:ruby> <text:ruby text:style-name="Ru1"><text:ruby-base>表</text:ruby-base><text:ruby-text>pió</text:ruby-text></text:ruby>》</text:p>
      <text:p text:style-name="P1"><text:ruby text:style-name="Ru1"><text:ruby-base>臣</text:ruby-base><text:ruby-text>sîn</text:ruby-text></text:ruby> <text:ruby text:style-name="Ru1"><text:ruby-base>亮</text:ruby-base><text:ruby-text>liōng</text:ruby-text></text:ruby> <text:ruby text:style-name="Ru1"><text:ruby-base>言</text:ruby-base><text:ruby-text>giân</text:ruby-text></text:ruby> ：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創</text:ruby-base><text:ruby-text>chhòng</text:ruby-text></text:ruby> <text:ruby text:style-name="Ru1"><text:ruby-base>業</text:ruby-base><text:ruby-text>gia̍p</text:ruby-text></text:ruby> <text:ruby text:style-name="Ru1"><text:ruby-base>未</text:ruby-base><text:ruby-text>bī</text:ruby-text></text:ruby> <text:ruby text:style-name="Ru1"><text:ruby-base>半</text:ruby-base><text:ruby-text>poàn</text:ruby-text></text:ruby> ， <text:ruby text:style-name="Ru1"><text:ruby-base>而</text:ruby-base><text:ruby-text>jî</text:ruby-text></text:ruby> <text:ruby text:style-name="Ru1"><text:ruby-base>中</text:ruby-base><text:ruby-text>tiong</text:ruby-text></text:ruby> <text:ruby text:style-name="Ru1"><text:ruby-base>道</text:ruby-base><text:ruby-text>tō</text:ruby-text></text:ruby> <text:ruby text:style-name="Ru1"><text:ruby-base>崩</text:ruby-base><text:ruby-text>peng</text:ruby-text></text:ruby> <text:ruby text:style-name="Ru1"><text:ruby-base>殂</text:ruby-base><text:ruby-text>cho͘</text:ruby-text></text:ruby> ， <text:ruby text:style-name="Ru1"><text:ruby-base>今</text:ruby-base><text:ruby-text>kim</text:ruby-text></text:ruby> <text:ruby text:style-name="Ru1"><text:ruby-base>天</text:ruby-base><text:ruby-text>thian</text:ruby-text></text:ruby> <text:ruby text:style-name="Ru1"><text:ruby-base>下</text:ruby-base><text:ruby-text>hā</text:ruby-text></text:ruby> <text:ruby text:style-name="Ru1"><text:ruby-base>三</text:ruby-base><text:ruby-text>sàm</text:ruby-text></text:ruby> <text:ruby text:style-name="Ru1"><text:ruby-base>分</text:ruby-base><text:ruby-text>hun</text:ruby-text></text:ruby> ， <text:ruby text:style-name="Ru1"><text:ruby-base>益</text:ruby-base><text:ruby-text>ek</text:ruby-text></text:ruby> <text:ruby text:style-name="Ru1"><text:ruby-base>州</text:ruby-base><text:ruby-text>chiu</text:ruby-text></text:ruby> <text:ruby text:style-name="Ru1"><text:ruby-base>疲</text:ruby-base><text:ruby-text>phî</text:ruby-text></text:ruby> <text:ruby text:style-name="Ru1"><text:ruby-base>弊</text:ruby-base><text:ruby-text>pè</text:ruby-text></text:ruby> ， <text:ruby text:style-name="Ru1"><text:ruby-base>此</text:ruby-base><text:ruby-text>chhú</text:ruby-text></text:ruby> <text:ruby text:style-name="Ru1"><text:ruby-base>誠</text:ruby-base><text:ruby-text>sêng</text:ruby-text></text:ruby> <text:ruby text:style-name="Ru1"><text:ruby-base>危</text:ruby-base><text:ruby-text>gûi</text:ruby-text></text:ruby> <text:ruby text:style-name="Ru1"><text:ruby-base>急</text:ruby-base><text:ruby-text>kip</text:ruby-text></text:ruby> <text:ruby text:style-name="Ru1"><text:ruby-base>存</text:ruby-base><text:ruby-text>chûn</text:ruby-text></text:ruby> <text:ruby text:style-name="Ru1"><text:ruby-base>亡</text:ruby-base><text:ruby-text>bông</text:ruby-text></text:ruby> <text:ruby text:style-name="Ru1"><text:ruby-base>之</text:ruby-base><text:ruby-text>chi</text:ruby-text></text:ruby> <text:ruby text:style-name="Ru1"><text:ruby-base>秋</text:ruby-base><text:ruby-text>chhiu</text:ruby-text></text:ruby> <text:ruby text:style-name="Ru1"><text:ruby-base>也</text:ruby-base><text:ruby-text>iā</text:ruby-text></text:ruby> 。 </text:p>
      <text:p text:style-name="P2"><text:ruby text:style-name="Ru1"><text:ruby-base>然</text:ruby-base><text:ruby-text>jiân</text:ruby-text></text:ruby> <text:ruby text:style-name="Ru1"><text:ruby-base>侍</text:ruby-base><text:ruby-text>sī</text:ruby-text></text:ruby> <text:ruby text:style-name="Ru1"><text:ruby-base>衛</text:ruby-base><text:ruby-text>óe</text:ruby-text></text:ruby> <text:ruby text:style-name="Ru1"><text:ruby-base>之</text:ruby-base><text:ruby-text>chi</text:ruby-text></text:ruby> <text:ruby text:style-name="Ru1"><text:ruby-base>臣</text:ruby-base><text:ruby-text>sîn</text:ruby-text></text:ruby> <text:ruby text:style-name="Ru1"><text:ruby-base>不</text:ruby-base><text:ruby-text>put</text:ruby-text></text:ruby> <text:ruby text:style-name="Ru1"><text:ruby-base>懈</text:ruby-base><text:ruby-text>hāi</text:ruby-text></text:ruby> <text:ruby text:style-name="Ru1"><text:ruby-base>於</text:ruby-base><text:ruby-text>î</text:ruby-text></text:ruby> <text:ruby text:style-name="Ru1"><text:ruby-base>內</text:ruby-base><text:ruby-text>lōe</text:ruby-text></text:ruby> ， <text:ruby text:style-name="Ru1"><text:ruby-base>忠</text:ruby-base><text:ruby-text>tiong</text:ruby-text></text:ruby> <text:ruby text:style-name="Ru1"><text:ruby-base>志</text:ruby-base><text:ruby-text>chì</text:ruby-text></text:ruby> <text:ruby text:style-name="Ru1"><text:ruby-base>之</text:ruby-base><text:ruby-text>chi</text:ruby-text></text:ruby> <text:ruby text:style-name="Ru1"><text:ruby-base>士</text:ruby-base><text:ruby-text>sū</text:ruby-text></text:ruby> <text:ruby text:style-name="Ru1"><text:ruby-base>忘</text:ruby-base><text:ruby-text>bōng</text:ruby-text></text:ruby> <text:ruby text:style-name="Ru1"><text:ruby-base>身</text:ruby-base><text:ruby-text>sin</text:ruby-text></text:ruby> <text:ruby text:style-name="Ru1"><text:ruby-base>於</text:ruby-base><text:ruby-text>î</text:ruby-text></text:ruby> <text:ruby text:style-name="Ru1"><text:ruby-base>外</text:ruby-base><text:ruby-text>gōe</text:ruby-text></text:ruby> <text:ruby text:style-name="Ru1"><text:ruby-base>者</text:ruby-base><text:ruby-text>chiá</text:ruby-text></text:ruby> ， <text:ruby text:style-name="Ru1"><text:ruby-base>蓋</text:ruby-base><text:ruby-text>kài</text:ruby-text></text:ruby> <text:ruby text:style-name="Ru1"><text:ruby-base>追</text:ruby-base><text:ruby-text>tui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chi</text:ruby-text></text:ruby> <text:ruby text:style-name="Ru1"><text:ruby-base>殊</text:ruby-base><text:ruby-text>sû</text:ruby-text></text:ruby> <text:ruby text:style-name="Ru1"><text:ruby-base>遇</text:ruby-base><text:ruby-text>gū</text:ruby-text></text:ruby> ， <text:ruby text:style-name="Ru1"><text:ruby-base>欲</text:ruby-base><text:ruby-text>io̍k</text:ruby-text></text:ruby> <text:ruby text:style-name="Ru1"><text:ruby-base>報</text:ruby-base><text:ruby-text>pò</text:ruby-text></text:ruby> <text:ruby text:style-name="Ru1"><text:ruby-base>之</text:ruby-base><text:ruby-text>chi</text:ruby-text></text:ruby> <text:ruby text:style-name="Ru1"><text:ruby-base>於</text:ruby-base><text:ruby-text>î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也</text:ruby-base><text:ruby-text>iā</text:ruby-text></text:ruby> 。 </text:p>
      <text:p text:style-name="P4"><text:ruby text:style-name="Ru1"><text:ruby-base>誠</text:ruby-base><text:ruby-text>sêng</text:ruby-text></text:ruby> <text:ruby text:style-name="Ru1"><text:ruby-base>宜</text:ruby-base><text:ruby-text>gî</text:ruby-text></text:ruby> <text:ruby text:style-name="Ru1"><text:ruby-base>開</text:ruby-base><text:ruby-text>khai</text:ruby-text></text:ruby> <text:ruby text:style-name="Ru1"><text:ruby-base>張</text:ruby-base><text:ruby-text>tiong</text:ruby-text></text:ruby> <text:ruby text:style-name="Ru1"><text:ruby-base>聖</text:ruby-base><text:ruby-text>sèng</text:ruby-text></text:ruby> <text:ruby text:style-name="Ru1"><text:ruby-base>聽</text:ruby-base><text:ruby-text>thèng</text:ruby-text></text:ruby> ， <text:ruby text:style-name="Ru1"><text:ruby-base>以</text:ruby-base><text:ruby-text>í</text:ruby-text></text:ruby> <text:ruby text:style-name="Ru1"><text:ruby-base>光</text:ruby-base><text:ruby-text>kong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遺</text:ruby-base><text:ruby-text>ûi</text:ruby-text></text:ruby> <text:ruby text:style-name="Ru1"><text:ruby-base>德</text:ruby-base><text:ruby-text>tek</text:ruby-text></text:ruby> ， <text:ruby text:style-name="Ru1"><text:ruby-base>恢</text:ruby-base><text:ruby-text>khoe</text:ruby-text></text:ruby> <text:ruby text:style-name="Ru1"><text:ruby-base>弘</text:ruby-base><text:ruby-text>hông</text:ruby-text></text:ruby> <text:ruby text:style-name="Ru1"><text:ruby-base>志</text:ruby-base><text:ruby-text>chì</text:ruby-text></text:ruby> <text:ruby text:style-name="Ru1"><text:ruby-base>士</text:ruby-base><text:ruby-text>sū</text:ruby-text></text:ruby> <text:ruby text:style-name="Ru1"><text:ruby-base>之</text:ruby-base><text:ruby-text>chi</text:ruby-text></text:ruby> <text:ruby text:style-name="Ru1"><text:ruby-base>氣</text:ruby-base><text:ruby-text>khì</text:ruby-text></text:ruby> ， 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妄</text:ruby-base><text:ruby-text>bōng</text:ruby-text></text:ruby> <text:ruby text:style-name="Ru1"><text:ruby-base>自</text:ruby-base><text:ruby-text>chū</text:ruby-text></text:ruby> <text:ruby text:style-name="Ru1"><text:ruby-base>菲</text:ruby-base><text:ruby-text>húi</text:ruby-text></text:ruby> <text:ruby text:style-name="Ru1"><text:ruby-base>薄</text:ruby-base><text:ruby-text>po̍k</text:ruby-text></text:ruby> ， <text:ruby text:style-name="Ru1"><text:ruby-base>引</text:ruby-base><text:ruby-text>ín</text:ruby-text></text:ruby> <text:ruby text:style-name="Ru1"><text:ruby-base>喻</text:ruby-base><text:ruby-text>jū</text:ruby-text></text:ruby> <text:ruby text:style-name="Ru1"><text:ruby-base>失</text:ruby-base><text:ruby-text>sit</text:ruby-text></text:ruby> <text:ruby text:style-name="Ru1"><text:ruby-base>義</text:ruby-base><text:ruby-text>gī</text:ruby-text></text:ruby> ， <text:ruby text:style-name="Ru1"><text:ruby-base>以</text:ruby-base><text:ruby-text>í</text:ruby-text></text:ruby> <text:ruby text:style-name="Ru1"><text:ruby-base>塞</text:ruby-base><text:ruby-text>sat</text:ruby-text></text:ruby> <text:ruby text:style-name="Ru1"><text:ruby-base>忠</text:ruby-base><text:ruby-text>tiong</text:ruby-text></text:ruby> <text:ruby text:style-name="Ru1"><text:ruby-base>諫</text:ruby-base><text:ruby-text>kàn</text:ruby-text></text:ruby> <text:ruby text:style-name="Ru1"><text:ruby-base>之</text:ruby-base><text:ruby-text>chi</text:ruby-text></text:ruby> <text:ruby text:style-name="Ru1"><text:ruby-base>路</text:ruby-base><text:ruby-text>lō͘</text:ruby-text></text:ruby> <text:ruby text:style-name="Ru1"><text:ruby-base>也</text:ruby-base><text:ruby-text>iā</text:ruby-text></text:ruby> 。<text:ruby text:style-name="Ru1"><text:ruby-base>宮</text:ruby-base><text:ruby-text>kiong</text:ruby-text></text:ruby> <text:ruby text:style-name="Ru1"><text:ruby-base>中</text:ruby-base><text:ruby-text>tiòng</text:ruby-text></text:ruby> <text:ruby text:style-name="Ru1"><text:ruby-base>府</text:ruby-base><text:ruby-text>hú</text:ruby-text></text:ruby> <text:ruby text:style-name="Ru1"><text:ruby-base>中</text:ruby-base><text:ruby-text>tiòng</text:ruby-text></text:ruby> ， <text:ruby text:style-name="Ru1"><text:ruby-base>俱</text:ruby-base><text:ruby-text>khū</text:ruby-text></text:ruby> <text:ruby text:style-name="Ru1"><text:ruby-base>爲</text:ruby-base><text:ruby-text>uī</text:ruby-text></text:ruby> <text:ruby text:style-name="Ru1"><text:ruby-base>一</text:ruby-base><text:ruby-text>it</text:ruby-text></text:ruby> <text:ruby text:style-name="Ru1"><text:ruby-base>體</text:ruby-base><text:ruby-text>thé</text:ruby-text></text:ruby> ； </text:p>
      <text:p text:style-name="P4"><text:ruby text:style-name="Ru1"><text:ruby-base>陟</text:ruby-base><text:ruby-text>thik</text:ruby-text></text:ruby> <text:ruby text:style-name="Ru1"><text:ruby-base>罰</text:ruby-base><text:ruby-text>hoa̍t</text:ruby-text></text:ruby> <text:ruby text:style-name="Ru1"><text:ruby-base>臧</text:ruby-base><text:ruby-text>chong</text:ruby-text></text:ruby> <text:ruby text:style-name="Ru1"><text:ruby-base>否</text:ruby-base><text:ruby-text>phí</text:ruby-text></text:ruby> ， 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異</text:ruby-base><text:ruby-text>ī</text:ruby-text></text:ruby> <text:ruby text:style-name="Ru1"><text:ruby-base>同</text:ruby-base><text:ruby-text>tông</text:ruby-text></text:ruby> ： <text:ruby text:style-name="Ru1"><text:ruby-base>若</text:ruby-base><text:ruby-text>jio̍k</text:ruby-text></text:ruby> <text:ruby text:style-name="Ru1"><text:ruby-base>有</text:ruby-base><text:ruby-text>iú</text:ruby-text></text:ruby> <text:ruby text:style-name="Ru1"><text:ruby-base>作</text:ruby-base><text:ruby-text>chok</text:ruby-text></text:ruby> <text:ruby text:style-name="Ru1"><text:ruby-base>奸</text:ruby-base><text:ruby-text>kan</text:ruby-text></text:ruby> <text:ruby text:style-name="Ru1"><text:ruby-base>犯</text:ruby-base><text:ruby-text>hoān</text:ruby-text></text:ruby> <text:ruby text:style-name="Ru1"><text:ruby-base>科</text:ruby-base><text:ruby-text>kho</text:ruby-text></text:ruby> <text:ruby text:style-name="Ru1"><text:ruby-base>及</text:ruby-base><text:ruby-text>ki̍p</text:ruby-text></text:ruby> <text:ruby text:style-name="Ru1"><text:ruby-base>爲</text:ruby-base><text:ruby-text>uî</text:ruby-text></text:ruby> <text:ruby text:style-name="Ru1"><text:ruby-base>忠</text:ruby-base><text:ruby-text>tiong</text:ruby-text></text:ruby> <text:ruby text:style-name="Ru1"><text:ruby-base>善</text:ruby-base><text:ruby-text>siān</text:ruby-text></text:ruby> <text:ruby text:style-name="Ru1"><text:ruby-base>者</text:ruby-base><text:ruby-text>chiá</text:ruby-text></text:ruby> ， <text:ruby text:style-name="Ru1"><text:ruby-base>宜</text:ruby-base><text:ruby-text>gî</text:ruby-text></text:ruby> <text:ruby text:style-name="Ru1"><text:ruby-base>付</text:ruby-base><text:ruby-text>hù</text:ruby-text></text:ruby> <text:ruby text:style-name="Ru1"><text:ruby-base>有</text:ruby-base><text:ruby-text>iú</text:ruby-text></text:ruby> <text:ruby text:style-name="Ru1"><text:ruby-base>司</text:ruby-base><text:ruby-text>su</text:ruby-text></text:ruby> <text:ruby text:style-name="Ru1"><text:ruby-base>論</text:ruby-base><text:ruby-text>lūn</text:ruby-text></text:ruby> <text:ruby text:style-name="Ru1"><text:ruby-base>其</text:ruby-base><text:ruby-text>kî</text:ruby-text></text:ruby> <text:ruby text:style-name="Ru1"><text:ruby-base>刑</text:ruby-base><text:ruby-text>hêng</text:ruby-text></text:ruby> <text:ruby text:style-name="Ru1"><text:ruby-base>賞</text:ruby-base><text:ruby-text>sióng</text:ruby-text></text:ruby> ， <text:ruby text:style-name="Ru1"><text:ruby-base>以</text:ruby-base><text:ruby-text>í</text:ruby-text></text:ruby> <text:ruby text:style-name="Ru1"><text:ruby-base>昭</text:ruby-base><text:ruby-text>chiau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平</text:ruby-base><text:ruby-text>pêng</text:ruby-text></text:ruby> <text:ruby text:style-name="Ru1"><text:ruby-base>明</text:ruby-base><text:ruby-text>bêng</text:ruby-text></text:ruby> <text:ruby text:style-name="Ru1"><text:ruby-base>之</text:ruby-base><text:ruby-text>chi</text:ruby-text></text:ruby> <text:ruby text:style-name="Ru1"><text:ruby-base>理</text:ruby-base><text:ruby-text>lí</text:ruby-text></text:ruby> ； <text:ruby text:style-name="Ru1"><text:ruby-base>不</text:ruby-base><text:ruby-text>put</text:ruby-text></text:ruby> <text:ruby text:style-name="Ru1"><text:ruby-base>宜</text:ruby-base><text:ruby-text>gî</text:ruby-text></text:ruby> <text:ruby text:style-name="Ru1"><text:ruby-base>偏</text:ruby-base><text:ruby-text>phian</text:ruby-text></text:ruby> <text:ruby text:style-name="Ru1"><text:ruby-base>私</text:ruby-base><text:ruby-text>su</text:ruby-text></text:ruby> ， <text:ruby text:style-name="Ru1"><text:ruby-base>使</text:ruby-base><text:ruby-text>sú</text:ruby-text></text:ruby> <text:ruby text:style-name="Ru1"><text:ruby-base>內</text:ruby-base><text:ruby-text>lōe</text:ruby-text></text:ruby> <text:ruby text:style-name="Ru1"><text:ruby-base>外</text:ruby-base><text:ruby-text>gōe</text:ruby-text></text:ruby> <text:ruby text:style-name="Ru1"><text:ruby-base>異</text:ruby-base><text:ruby-text>ī</text:ruby-text></text:ruby> <text:ruby text:style-name="Ru1"><text:ruby-base>法</text:ruby-base><text:ruby-text>hoat</text:ruby-text></text:ruby> <text:ruby text:style-name="Ru1"><text:ruby-base>也</text:ruby-base><text:ruby-text>iā</text:ruby-text></text:ruby> 。</text:p>
      <text:p text:style-name="P3"><text:soft-page-break/><text:ruby text:style-name="Ru1"><text:ruby-base>侍</text:ruby-base><text:ruby-text>sī</text:ruby-text></text:ruby> <text:ruby text:style-name="Ru1"><text:ruby-base>中</text:ruby-base><text:ruby-text>tiòng</text:ruby-text></text:ruby> 、 <text:ruby text:style-name="Ru1"><text:ruby-base>侍</text:ruby-base><text:ruby-text>sī</text:ruby-text></text:ruby> <text:ruby text:style-name="Ru1"><text:ruby-base>郎</text:ruby-base><text:ruby-text>lông</text:ruby-text></text:ruby> <text:ruby text:style-name="Ru1"><text:ruby-base>郭</text:ruby-base><text:ruby-text>kok</text:ruby-text></text:ruby> <text:ruby text:style-name="Ru1"><text:ruby-base>攸</text:ruby-base><text:ruby-text>iu</text:ruby-text></text:ruby> <text:ruby text:style-name="Ru1"><text:ruby-base>之</text:ruby-base><text:ruby-text>chi</text:ruby-text></text:ruby> 、 <text:ruby text:style-name="Ru1"><text:ruby-base>費</text:ruby-base><text:ruby-text>hùi</text:ruby-text></text:ruby> <text:ruby text:style-name="Ru1"><text:ruby-base>禕</text:ruby-base><text:ruby-text>i</text:ruby-text></text:ruby> 、 <text:ruby text:style-name="Ru1"><text:ruby-base>董</text:ruby-base><text:ruby-text>tóng</text:ruby-text></text:ruby> <text:ruby text:style-name="Ru1"><text:ruby-base>允</text:ruby-base><text:ruby-text>ún</text:ruby-text></text:ruby> <text:ruby text:style-name="Ru1"><text:ruby-base>等</text:ruby-base><text:ruby-text>téng</text:ruby-text></text:ruby> ， <text:ruby text:style-name="Ru1"><text:ruby-base>此</text:ruby-base><text:ruby-text>chhú</text:ruby-text></text:ruby> <text:ruby text:style-name="Ru1"><text:ruby-base>皆</text:ruby-base><text:ruby-text>kai</text:ruby-text></text:ruby> <text:ruby text:style-name="Ru1"><text:ruby-base>良</text:ruby-base><text:ruby-text>liông</text:ruby-text></text:ruby> <text:ruby text:style-name="Ru1"><text:ruby-base>實</text:ruby-base><text:ruby-text>si̍t</text:ruby-text></text:ruby> ， <text:ruby text:style-name="Ru1"><text:ruby-base>志</text:ruby-base><text:ruby-text>chì</text:ruby-text></text:ruby> <text:ruby text:style-name="Ru1"><text:ruby-base>慮</text:ruby-base><text:ruby-text>lū</text:ruby-text></text:ruby> <text:ruby text:style-name="Ru1"><text:ruby-base>忠</text:ruby-base><text:ruby-text>tiong</text:ruby-text></text:ruby> <text:ruby text:style-name="Ru1"><text:ruby-base>純</text:ruby-base><text:ruby-text>sûn</text:ruby-text></text:ruby> ， 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簡</text:ruby-base><text:ruby-text>kán</text:ruby-text></text:ruby> <text:ruby text:style-name="Ru1"><text:ruby-base>拔</text:ruby-base><text:ruby-text>poa̍t</text:ruby-text></text:ruby> <text:ruby text:style-name="Ru1"><text:ruby-base>以</text:ruby-base><text:ruby-text>í</text:ruby-text></text:ruby> <text:ruby text:style-name="Ru1"><text:ruby-base>遺</text:ruby-base><text:ruby-text>uî</text:ruby-text></text:ruby> <text:ruby text:style-name="Ru1"><text:ruby-base>陛</text:ruby-base><text:ruby-text>pè</text:ruby-text></text:ruby> <text:ruby text:style-name="Ru1"><text:ruby-base>下</text:ruby-base><text:ruby-text>hā</text:ruby-text></text:ruby> ： </text:p>
      <text:p text:style-name="P4"><text:ruby text:style-name="Ru1"><text:ruby-base>愚</text:ruby-base><text:ruby-text>gû</text:ruby-text></text:ruby> <text:ruby text:style-name="Ru1"><text:ruby-base>以</text:ruby-base><text:ruby-text>í</text:ruby-text></text:ruby> <text:ruby text:style-name="Ru1"><text:ruby-base>爲</text:ruby-base><text:ruby-text>uî</text:ruby-text></text:ruby> <text:ruby text:style-name="Ru1"><text:ruby-base>宮</text:ruby-base><text:ruby-text>kiong</text:ruby-text></text:ruby> <text:ruby text:style-name="Ru1"><text:ruby-base>中</text:ruby-base><text:ruby-text>tiòng</text:ruby-text></text:ruby> <text:ruby text:style-name="Ru1"><text:ruby-base>之</text:ruby-base><text:ruby-text>chi</text:ruby-text></text:ruby> <text:ruby text:style-name="Ru1"><text:ruby-base>事</text:ruby-base><text:ruby-text>sū</text:ruby-text></text:ruby> ， <text:ruby text:style-name="Ru1"><text:ruby-base>事</text:ruby-base><text:ruby-text>sū</text:ruby-text></text:ruby> <text:ruby text:style-name="Ru1"><text:ruby-base>無</text:ruby-base><text:ruby-text>bû</text:ruby-text></text:ruby> <text:ruby text:style-name="Ru1"><text:ruby-base>大</text:ruby-base><text:ruby-text>tāi</text:ruby-text></text:ruby> <text:ruby text:style-name="Ru1"><text:ruby-base>小</text:ruby-base><text:ruby-text>siáu</text:ruby-text></text:ruby> ， <text:ruby text:style-name="Ru1"><text:ruby-base>悉</text:ruby-base><text:ruby-text>sek</text:ruby-text></text:ruby> <text:ruby text:style-name="Ru1"><text:ruby-base>以</text:ruby-base><text:ruby-text>í</text:ruby-text></text:ruby> <text:ruby text:style-name="Ru1"><text:ruby-base>諮</text:ruby-base><text:ruby-text>chu</text:ruby-text></text:ruby> <text:ruby text:style-name="Ru1"><text:ruby-base>之</text:ruby-base><text:ruby-text>chi</text:ruby-text></text:ruby> ， <text:ruby text:style-name="Ru1"><text:ruby-base>然</text:ruby-base><text:ruby-text>jiân</text:ruby-text></text:ruby> <text:ruby text:style-name="Ru1"><text:ruby-base>後</text:ruby-base><text:ruby-text>hiō</text:ruby-text></text:ruby> <text:ruby text:style-name="Ru1"><text:ruby-base>施</text:ruby-base><text:ruby-text>sì</text:ruby-text></text:ruby> <text:ruby text:style-name="Ru1"><text:ruby-base>行</text:ruby-base><text:ruby-text>hêng</text:ruby-text></text:ruby> ， <text:ruby text:style-name="Ru1"><text:ruby-base>必</text:ruby-base><text:ruby-text>pit</text:ruby-text></text:ruby> <text:ruby text:style-name="Ru1"><text:ruby-base>能</text:ruby-base><text:ruby-text>lêng</text:ruby-text></text:ruby> <text:ruby text:style-name="Ru1"><text:ruby-base>裨</text:ruby-base><text:ruby-text>pi</text:ruby-text></text:ruby> <text:ruby text:style-name="Ru1"><text:ruby-base>補</text:ruby-base><text:ruby-text>pó͘</text:ruby-text></text:ruby> <text:ruby text:style-name="Ru1"><text:ruby-base>闕</text:ruby-base><text:ruby-text>khoat</text:ruby-text></text:ruby> <text:ruby text:style-name="Ru1"><text:ruby-base>漏</text:ruby-base><text:ruby-text>lō͘</text:ruby-text></text:ruby> ， <text:ruby text:style-name="Ru1"><text:ruby-base>有</text:ruby-base><text:ruby-text>iú</text:ruby-text></text:ruby> <text:ruby text:style-name="Ru1"><text:ruby-base>所</text:ruby-base><text:ruby-text>só͘</text:ruby-text></text:ruby> <text:ruby text:style-name="Ru1"><text:ruby-base>廣</text:ruby-base><text:ruby-text>kóng</text:ruby-text></text:ruby> <text:ruby text:style-name="Ru1"><text:ruby-base>益</text:ruby-base><text:ruby-text>ek</text:ruby-text></text:ruby> 。</text:p>
      <text:p text:style-name="P3"><text:soft-page-break/><text:ruby text:style-name="Ru1"><text:ruby-base>將</text:ruby-base><text:ruby-text>chiong</text:ruby-text></text:ruby> <text:ruby text:style-name="Ru1"><text:ruby-base>軍</text:ruby-base><text:ruby-text>kun</text:ruby-text></text:ruby> <text:ruby text:style-name="Ru1"><text:ruby-base>向</text:ruby-base><text:ruby-text>hiòng</text:ruby-text></text:ruby> <text:ruby text:style-name="Ru1"><text:ruby-base>寵</text:ruby-base><text:ruby-text>thióng</text:ruby-text></text:ruby> ， <text:ruby text:style-name="Ru1"><text:ruby-base>性</text:ruby-base><text:ruby-text>sèng</text:ruby-text></text:ruby> <text:ruby text:style-name="Ru1"><text:ruby-base>行</text:ruby-base><text:ruby-text>hêng</text:ruby-text></text:ruby> <text:ruby text:style-name="Ru1"><text:ruby-base>淑</text:ruby-base><text:ruby-text>siok</text:ruby-text></text:ruby> <text:ruby text:style-name="Ru1"><text:ruby-base>均</text:ruby-base><text:ruby-text>kun</text:ruby-text></text:ruby> ， <text:ruby text:style-name="Ru1"><text:ruby-base>曉</text:ruby-base><text:ruby-text>hiáu</text:ruby-text></text:ruby> <text:ruby text:style-name="Ru1"><text:ruby-base>暢</text:ruby-base><text:ruby-text>thiòng</text:ruby-text></text:ruby> <text:ruby text:style-name="Ru1"><text:ruby-base>軍</text:ruby-base><text:ruby-text>kun</text:ruby-text></text:ruby> <text:ruby text:style-name="Ru1"><text:ruby-base>事</text:ruby-base><text:ruby-text>sū</text:ruby-text></text:ruby> ， <text:ruby text:style-name="Ru1"><text:ruby-base>試</text:ruby-base><text:ruby-text>chhì</text:ruby-text></text:ruby> <text:ruby text:style-name="Ru1"><text:ruby-base>用</text:ruby-base><text:ruby-text>iōng</text:ruby-text></text:ruby> <text:ruby text:style-name="Ru1"><text:ruby-base>於</text:ruby-base><text:ruby-text>î</text:ruby-text></text:ruby> <text:ruby text:style-name="Ru1"><text:ruby-base>昔</text:ruby-base><text:ruby-text>sek</text:ruby-text></text:ruby> <text:ruby text:style-name="Ru1"><text:ruby-base>日</text:ruby-base><text:ruby-text>ji̍t</text:ruby-text></text:ruby> ，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稱</text:ruby-base><text:ruby-text>chheng</text:ruby-text></text:ruby> <text:ruby text:style-name="Ru1"><text:ruby-base>之</text:ruby-base><text:ruby-text>chi</text:ruby-text></text:ruby> <text:ruby text:style-name="Ru1"><text:ruby-base>曰</text:ruby-base><text:ruby-text>oa̍t</text:ruby-text></text:ruby> 「 <text:ruby text:style-name="Ru1"><text:ruby-base>能</text:ruby-base><text:ruby-text>lêng</text:ruby-text></text:ruby> 」 ， 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衆</text:ruby-base><text:ruby-text>chiòng</text:ruby-text></text:ruby> <text:ruby text:style-name="Ru1"><text:ruby-base>議</text:ruby-base><text:ruby-text>gī</text:ruby-text></text:ruby> <text:ruby text:style-name="Ru1"><text:ruby-base>舉</text:ruby-base><text:ruby-text>kí</text:ruby-text></text:ruby> <text:ruby text:style-name="Ru1"><text:ruby-base>寵</text:ruby-base><text:ruby-text>thióng</text:ruby-text></text:ruby> <text:ruby text:style-name="Ru1"><text:ruby-base>爲</text:ruby-base><text:ruby-text>uî</text:ruby-text></text:ruby> <text:ruby text:style-name="Ru1"><text:ruby-base>督</text:ruby-base><text:ruby-text>tok</text:ruby-text></text:ruby> ： </text:p>
      <text:p text:style-name="P4"><text:ruby text:style-name="Ru1"><text:ruby-base>愚</text:ruby-base><text:ruby-text>gû</text:ruby-text></text:ruby> <text:ruby text:style-name="Ru1"><text:ruby-base>以</text:ruby-base><text:ruby-text>í</text:ruby-text></text:ruby> <text:ruby text:style-name="Ru1"><text:ruby-base>爲</text:ruby-base><text:ruby-text>uî</text:ruby-text></text:ruby> <text:ruby text:style-name="Ru1"><text:ruby-base>營</text:ruby-base><text:ruby-text>êng</text:ruby-text></text:ruby> <text:ruby text:style-name="Ru1"><text:ruby-base>中</text:ruby-base><text:ruby-text>tiòng</text:ruby-text></text:ruby> <text:ruby text:style-name="Ru1"><text:ruby-base>之</text:ruby-base><text:ruby-text>chi</text:ruby-text></text:ruby> <text:ruby text:style-name="Ru1"><text:ruby-base>事</text:ruby-base><text:ruby-text>sū</text:ruby-text></text:ruby> ， <text:ruby text:style-name="Ru1"><text:ruby-base>悉</text:ruby-base><text:ruby-text>sek</text:ruby-text></text:ruby> <text:ruby text:style-name="Ru1"><text:ruby-base>以</text:ruby-base><text:ruby-text>í</text:ruby-text></text:ruby> <text:ruby text:style-name="Ru1"><text:ruby-base>諮</text:ruby-base><text:ruby-text>chu</text:ruby-text></text:ruby> <text:ruby text:style-name="Ru1"><text:ruby-base>之</text:ruby-base><text:ruby-text>chi</text:ruby-text></text:ruby> ， <text:ruby text:style-name="Ru1"><text:ruby-base>必</text:ruby-base><text:ruby-text>pit</text:ruby-text></text:ruby> <text:ruby text:style-name="Ru1"><text:ruby-base>能</text:ruby-base><text:ruby-text>lêng</text:ruby-text></text:ruby> <text:ruby text:style-name="Ru1"><text:ruby-base>使</text:ruby-base><text:ruby-text>sú</text:ruby-text></text:ruby> <text:ruby text:style-name="Ru1"><text:ruby-base>行</text:ruby-base><text:ruby-text>hâng</text:ruby-text></text:ruby> <text:ruby text:style-name="Ru1"><text:ruby-base>陣</text:ruby-base><text:ruby-text>chūn</text:ruby-text></text:ruby> <text:ruby text:style-name="Ru1"><text:ruby-base>和</text:ruby-base><text:ruby-text>hô</text:ruby-text></text:ruby> <text:ruby text:style-name="Ru1"><text:ruby-base>睦</text:ruby-base><text:ruby-text>bo̍k</text:ruby-text></text:ruby> ， <text:ruby text:style-name="Ru1"><text:ruby-base>優</text:ruby-base><text:ruby-text>iu</text:ruby-text></text:ruby> <text:ruby text:style-name="Ru1"><text:ruby-base>劣</text:ruby-base><text:ruby-text>loa̍t</text:ruby-text></text:ruby> <text:ruby text:style-name="Ru1"><text:ruby-base>得</text:ruby-base><text:ruby-text>tek</text:ruby-text></text:ruby> <text:ruby text:style-name="Ru1"><text:ruby-base>所</text:ruby-base><text:ruby-text>só͘</text:ruby-text></text:ruby> 。 </text:p>
      <text:p text:style-name="P4"><text:ruby text:style-name="Ru1"><text:ruby-base>親</text:ruby-base><text:ruby-text>chhin</text:ruby-text></text:ruby> <text:ruby text:style-name="Ru1"><text:ruby-base>賢</text:ruby-base><text:ruby-text>hiân</text:ruby-text></text:ruby> <text:ruby text:style-name="Ru1"><text:ruby-base>臣</text:ruby-base><text:ruby-text>sîn</text:ruby-text></text:ruby> ， <text:ruby text:style-name="Ru1"><text:ruby-base>遠</text:ruby-base><text:ruby-text>oán</text:ruby-text></text:ruby> <text:ruby text:style-name="Ru1"><text:ruby-base>小</text:ruby-base><text:ruby-text>siáu</text:ruby-text></text:ruby> <text:ruby text:style-name="Ru1"><text:ruby-base>人</text:ruby-base><text:ruby-text>jîn</text:ruby-text></text:ruby> ， <text:ruby text:style-name="Ru1"><text:ruby-base>此</text:ruby-base><text:ruby-text>chhú</text:ruby-text></text:ruby> <text:ruby text:style-name="Ru1"><text:ruby-base>先</text:ruby-base><text:ruby-text>sian</text:ruby-text></text:ruby> <text:ruby text:style-name="Ru1"><text:ruby-base>漢</text:ruby-base><text:ruby-text>hàn</text:ruby-text></text:ruby> <text:ruby text:style-name="Ru1"><text:ruby-base>所</text:ruby-base><text:ruby-text>só͘</text:ruby-text></text:ruby> <text:ruby text:style-name="Ru1"><text:ruby-base>以</text:ruby-base><text:ruby-text>í</text:ruby-text></text:ruby> <text:ruby text:style-name="Ru1"><text:ruby-base>興</text:ruby-base><text:ruby-text>heng</text:ruby-text></text:ruby> <text:ruby text:style-name="Ru1"><text:ruby-base>隆</text:ruby-base><text:ruby-text>liông</text:ruby-text></text:ruby> <text:ruby text:style-name="Ru1"><text:ruby-base>也</text:ruby-base><text:ruby-text>iā</text:ruby-text></text:ruby> ； <text:ruby text:style-name="Ru1"><text:ruby-base>親</text:ruby-base><text:ruby-text>chhin</text:ruby-text></text:ruby> <text:ruby text:style-name="Ru1"><text:ruby-base>小</text:ruby-base><text:ruby-text>siáu</text:ruby-text></text:ruby> <text:ruby text:style-name="Ru1"><text:ruby-base>人</text:ruby-base><text:ruby-text>jîn</text:ruby-text></text:ruby> ， <text:ruby text:style-name="Ru1"><text:ruby-base>遠</text:ruby-base><text:ruby-text>oán</text:ruby-text></text:ruby> <text:ruby text:style-name="Ru1"><text:ruby-base>賢</text:ruby-base><text:ruby-text>hiân</text:ruby-text></text:ruby> <text:ruby text:style-name="Ru1"><text:ruby-base>臣</text:ruby-base><text:ruby-text>sîn</text:ruby-text></text:ruby> ， <text:ruby text:style-name="Ru1"><text:ruby-base>此</text:ruby-base><text:ruby-text>chhú</text:ruby-text></text:ruby> <text:ruby text:style-name="Ru1"><text:ruby-base>後</text:ruby-base><text:ruby-text>hiō</text:ruby-text></text:ruby> <text:ruby text:style-name="Ru1"><text:ruby-base>漢</text:ruby-base><text:ruby-text>hàn</text:ruby-text></text:ruby> <text:ruby text:style-name="Ru1"><text:ruby-base>所</text:ruby-base><text:ruby-text>só͘</text:ruby-text></text:ruby> <text:ruby text:style-name="Ru1"><text:ruby-base>以</text:ruby-base><text:ruby-text>í</text:ruby-text></text:ruby> <text:ruby text:style-name="Ru1"><text:ruby-base>傾</text:ruby-base><text:ruby-text>kheng</text:ruby-text></text:ruby> <text:ruby text:style-name="Ru1"><text:ruby-base>頹</text:ruby-base><text:ruby-text>tôe</text:ruby-text></text:ruby> <text:ruby text:style-name="Ru1"><text:ruby-base>也</text:ruby-base><text:ruby-text>iā</text:ruby-text></text:ruby> 。 </text:p>
      <text:p text:style-name="P4"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在</text:ruby-base><text:ruby-text>chāi</text:ruby-text></text:ruby> <text:ruby text:style-name="Ru1"><text:ruby-base>時</text:ruby-base><text:ruby-text>sî</text:ruby-text></text:ruby> ， <text:ruby text:style-name="Ru1"><text:ruby-base>每</text:ruby-base><text:ruby-text>múi</text:ruby-text></text:ruby> <text:ruby text:style-name="Ru1"><text:ruby-base>與</text:ruby-base><text:ruby-text>ú</text:ruby-text></text:ruby> <text:ruby text:style-name="Ru1"><text:ruby-base>臣</text:ruby-base><text:ruby-text>sîn</text:ruby-text></text:ruby> <text:ruby text:style-name="Ru1"><text:ruby-base>論</text:ruby-base><text:ruby-text>lūn</text:ruby-text></text:ruby> <text:ruby text:style-name="Ru1"><text:ruby-base>此</text:ruby-base><text:ruby-text>chhú</text:ruby-text></text:ruby> <text:ruby text:style-name="Ru1"><text:ruby-base>事</text:ruby-base><text:ruby-text>sū</text:ruby-text></text:ruby> ， <text:ruby text:style-name="Ru1"><text:ruby-base>未</text:ruby-base><text:ruby-text>bī</text:ruby-text></text:ruby> <text:ruby text:style-name="Ru1"><text:ruby-base>嘗</text:ruby-base><text:ruby-text>siông</text:ruby-text></text:ruby> <text:ruby text:style-name="Ru1"><text:ruby-base>不</text:ruby-base><text:ruby-text>put</text:ruby-text></text:ruby> <text:ruby text:style-name="Ru1"><text:ruby-base>嘆</text:ruby-base><text:ruby-text>thàn</text:ruby-text></text:ruby> <text:ruby text:style-name="Ru1"><text:ruby-base>息</text:ruby-base><text:ruby-text>sek</text:ruby-text></text:ruby> <text:ruby text:style-name="Ru1"><text:ruby-base>痛</text:ruby-base><text:ruby-text>thòng</text:ruby-text></text:ruby> <text:ruby text:style-name="Ru1"><text:ruby-base>恨</text:ruby-base><text:ruby-text>hūn</text:ruby-text></text:ruby> <text:ruby text:style-name="Ru1"><text:ruby-base>於</text:ruby-base><text:ruby-text>î</text:ruby-text></text:ruby> <text:ruby text:style-name="Ru1"><text:ruby-base>桓</text:ruby-base><text:ruby-text>hoân</text:ruby-text></text:ruby> 、 <text:ruby text:style-name="Ru1"><text:ruby-base>靈</text:ruby-base><text:ruby-text>lêng</text:ruby-text></text:ruby> <text:ruby text:style-name="Ru1"><text:ruby-base>也</text:ruby-base><text:ruby-text>iā</text:ruby-text></text:ruby> 。 </text:p>
      <text:p text:style-name="P4"><text:ruby text:style-name="Ru1"><text:ruby-base>侍</text:ruby-base><text:ruby-text>sī</text:ruby-text></text:ruby> <text:ruby text:style-name="Ru1"><text:ruby-base>中</text:ruby-base><text:ruby-text>tiòng</text:ruby-text></text:ruby> 、 <text:ruby text:style-name="Ru1"><text:ruby-base>尚</text:ruby-base><text:ruby-text>siōng</text:ruby-text></text:ruby> <text:ruby text:style-name="Ru1"><text:ruby-base>書</text:ruby-base><text:ruby-text>su</text:ruby-text></text:ruby> 、 <text:ruby text:style-name="Ru1"><text:ruby-base>長</text:ruby-base><text:ruby-text>tióng</text:ruby-text></text:ruby> <text:ruby text:style-name="Ru1"><text:ruby-base>史</text:ruby-base><text:ruby-text>sú</text:ruby-text></text:ruby> 、 <text:ruby text:style-name="Ru1"><text:ruby-base>參</text:ruby-base><text:ruby-text>chham</text:ruby-text></text:ruby> <text:ruby text:style-name="Ru1"><text:ruby-base>軍</text:ruby-base><text:ruby-text>kun</text:ruby-text></text:ruby> ， <text:ruby text:style-name="Ru1"><text:ruby-base>此</text:ruby-base><text:ruby-text>chhú</text:ruby-text></text:ruby> <text:ruby text:style-name="Ru1"><text:ruby-base>悉</text:ruby-base><text:ruby-text>sek</text:ruby-text></text:ruby> <text:ruby text:style-name="Ru1"><text:ruby-base>貞</text:ruby-base><text:ruby-text>cheng</text:ruby-text></text:ruby> <text:ruby text:style-name="Ru1"><text:ruby-base>良</text:ruby-base><text:ruby-text>liông</text:ruby-text></text:ruby> <text:ruby text:style-name="Ru1"><text:ruby-base>死</text:ruby-base><text:ruby-text>sú</text:ruby-text></text:ruby> <text:ruby text:style-name="Ru1"><text:ruby-base>節</text:ruby-base><text:ruby-text>chiat</text:ruby-text></text:ruby> <text:ruby text:style-name="Ru1"><text:ruby-base>之</text:ruby-base><text:ruby-text>chi</text:ruby-text></text:ruby> <text:ruby text:style-name="Ru1"><text:ruby-base>臣</text:ruby-base><text:ruby-text>sîn</text:ruby-text></text:ruby> ， <text:ruby text:style-name="Ru1"><text:ruby-base>願</text:ruby-base><text:ruby-text>goān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親</text:ruby-base><text:ruby-text>chhin</text:ruby-text></text:ruby> <text:ruby text:style-name="Ru1"><text:ruby-base>之</text:ruby-base><text:ruby-text>chi</text:ruby-text></text:ruby> 、 <text:ruby text:style-name="Ru1"><text:ruby-base>信</text:ruby-base><text:ruby-text>sìn</text:ruby-text></text:ruby> <text:ruby text:style-name="Ru1"><text:ruby-base>之</text:ruby-base><text:ruby-text>chi</text:ruby-text></text:ruby> ， <text:ruby text:style-name="Ru1"><text:ruby-base>則</text:ruby-base><text:ruby-text>chek</text:ruby-text></text:ruby> <text:ruby text:style-name="Ru1"><text:ruby-base>漢</text:ruby-base><text:ruby-text>hàn</text:ruby-text></text:ruby> <text:ruby text:style-name="Ru1"><text:ruby-base>室</text:ruby-base><text:ruby-text>sek</text:ruby-text></text:ruby> <text:ruby text:style-name="Ru1"><text:ruby-base>之</text:ruby-base><text:ruby-text>chi</text:ruby-text></text:ruby> <text:ruby text:style-name="Ru1"><text:ruby-base>隆</text:ruby-base><text:ruby-text>liông</text:ruby-text></text:ruby> ， <text:ruby text:style-name="Ru1"><text:ruby-base>可</text:ruby-base><text:ruby-text>khó</text:ruby-text></text:ruby> <text:ruby text:style-name="Ru1"><text:ruby-base>計</text:ruby-base><text:ruby-text>kè</text:ruby-text></text:ruby> <text:ruby text:style-name="Ru1"><text:ruby-base>日</text:ruby-base><text:ruby-text>ji̍t</text:ruby-text></text:ruby> <text:ruby text:style-name="Ru1"><text:ruby-base>而</text:ruby-base><text:ruby-text>jî</text:ruby-text></text:ruby> <text:ruby text:style-name="Ru1"><text:ruby-base>待</text:ruby-base><text:ruby-text>thāi</text:ruby-text></text:ruby> <text:ruby text:style-name="Ru1"><text:ruby-base>也</text:ruby-base><text:ruby-text>iā</text:ruby-text></text:ruby> 。</text:p>
      <text:p text:style-name="P3"><text:soft-page-break/><text:ruby text:style-name="Ru1"><text:ruby-base>臣</text:ruby-base><text:ruby-text>sîn</text:ruby-text></text:ruby> <text:ruby text:style-name="Ru1"><text:ruby-base>本</text:ruby-base><text:ruby-text>pún</text:ruby-text></text:ruby> <text:ruby text:style-name="Ru1"><text:ruby-base>布</text:ruby-base><text:ruby-text>pò͘</text:ruby-text></text:ruby> <text:ruby text:style-name="Ru1"><text:ruby-base>衣</text:ruby-base><text:ruby-text>i</text:ruby-text></text:ruby> ， <text:ruby text:style-name="Ru1"><text:ruby-base>躬</text:ruby-base><text:ruby-text>kiong</text:ruby-text></text:ruby> <text:ruby text:style-name="Ru1"><text:ruby-base>耕</text:ruby-base><text:ruby-text>keng</text:ruby-text></text:ruby> <text:ruby text:style-name="Ru1"><text:ruby-base>於</text:ruby-base><text:ruby-text>î</text:ruby-text></text:ruby> <text:ruby text:style-name="Ru1"><text:ruby-base>南</text:ruby-base><text:ruby-text>lâm</text:ruby-text></text:ruby> <text:ruby text:style-name="Ru1"><text:ruby-base>陽</text:ruby-base><text:ruby-text>iông</text:ruby-text></text:ruby> ， <text:ruby text:style-name="Ru1"><text:ruby-base>苟</text:ruby-base><text:ruby-text>kò͘</text:ruby-text></text:ruby> <text:ruby text:style-name="Ru1"><text:ruby-base>全</text:ruby-base><text:ruby-text>choân</text:ruby-text></text:ruby> <text:ruby text:style-name="Ru1"><text:ruby-base>性</text:ruby-base><text:ruby-text>sèng</text:ruby-text></text:ruby> <text:ruby text:style-name="Ru1"><text:ruby-base>命</text:ruby-base><text:ruby-text>bēng</text:ruby-text></text:ruby> <text:ruby text:style-name="Ru1"><text:ruby-base>於</text:ruby-base><text:ruby-text>î</text:ruby-text></text:ruby> <text:ruby text:style-name="Ru1"><text:ruby-base>亂</text:ruby-base><text:ruby-text>loān</text:ruby-text></text:ruby> <text:ruby text:style-name="Ru1"><text:ruby-base>世</text:ruby-base><text:ruby-text>sè</text:ruby-text></text:ruby> ， <text:ruby text:style-name="Ru1"><text:ruby-base>不</text:ruby-base><text:ruby-text>put</text:ruby-text></text:ruby> <text:ruby text:style-name="Ru1"><text:ruby-base>求</text:ruby-base><text:ruby-text>kiû</text:ruby-text></text:ruby> <text:ruby text:style-name="Ru1"><text:ruby-base>聞</text:ruby-base><text:ruby-text>bûn</text:ruby-text></text:ruby> <text:ruby text:style-name="Ru1"><text:ruby-base>達</text:ruby-base><text:ruby-text>ta̍t</text:ruby-text></text:ruby> <text:ruby text:style-name="Ru1"><text:ruby-base>於</text:ruby-base><text:ruby-text>î</text:ruby-text></text:ruby> <text:ruby text:style-name="Ru1"><text:ruby-base>諸</text:ruby-base><text:ruby-text>chu</text:ruby-text></text:ruby> <text:ruby text:style-name="Ru1"><text:ruby-base>侯</text:ruby-base><text:ruby-text>hô͘</text:ruby-text></text:ruby> 。 </text:p>
      <text:p text:style-name="P4"><text:ruby text:style-name="Ru1"><text:ruby-base>先</text:ruby-base><text:ruby-text>siàn</text:ruby-text></text:ruby> <text:ruby text:style-name="Ru1"><text:ruby-base>帝</text:ruby-base><text:ruby-text>tè</text:ruby-text></text:ruby> <text:ruby text:style-name="Ru1"><text:ruby-base>不</text:ruby-base><text:ruby-text>put</text:ruby-text></text:ruby> <text:ruby text:style-name="Ru1"><text:ruby-base>以</text:ruby-base><text:ruby-text>í</text:ruby-text></text:ruby> <text:ruby text:style-name="Ru1"><text:ruby-base>臣</text:ruby-base><text:ruby-text>sîn</text:ruby-text></text:ruby> <text:ruby text:style-name="Ru1"><text:ruby-base>卑</text:ruby-base><text:ruby-text>pi</text:ruby-text></text:ruby> <text:ruby text:style-name="Ru1"><text:ruby-base>鄙</text:ruby-base><text:ruby-text>phí</text:ruby-text></text:ruby> ， <text:ruby text:style-name="Ru1"><text:ruby-base>猥</text:ruby-base><text:ruby-text>oe</text:ruby-text></text:ruby> <text:ruby text:style-name="Ru1"><text:ruby-base>自</text:ruby-base><text:ruby-text>chū</text:ruby-text></text:ruby> <text:ruby text:style-name="Ru1"><text:ruby-base>枉</text:ruby-base><text:ruby-text>óng</text:ruby-text></text:ruby> <text:ruby text:style-name="Ru1"><text:ruby-base>屈</text:ruby-base><text:ruby-text>khut</text:ruby-text></text:ruby> ， <text:ruby text:style-name="Ru1"><text:ruby-base>三</text:ruby-base><text:ruby-text>sàm</text:ruby-text></text:ruby> <text:ruby text:style-name="Ru1"><text:ruby-base>顧</text:ruby-base><text:ruby-text>kò͘</text:ruby-text></text:ruby> <text:ruby text:style-name="Ru1"><text:ruby-base>臣</text:ruby-base><text:ruby-text>sîn</text:ruby-text></text:ruby> <text:ruby text:style-name="Ru1"><text:ruby-base>於</text:ruby-base><text:ruby-text>î</text:ruby-text></text:ruby> <text:ruby text:style-name="Ru1"><text:ruby-base>草</text:ruby-base><text:ruby-text>chhó</text:ruby-text></text:ruby> <text:ruby text:style-name="Ru1"><text:ruby-base>廬</text:ruby-base><text:ruby-text>lô͘</text:ruby-text></text:ruby> <text:ruby text:style-name="Ru1"><text:ruby-base>之</text:ruby-base><text:ruby-text>chi</text:ruby-text></text:ruby> <text:ruby text:style-name="Ru1"><text:ruby-base>中</text:ruby-base><text:ruby-text>tiòng</text:ruby-text></text:ruby> ， <text:ruby text:style-name="Ru1"><text:ruby-base>諮</text:ruby-base><text:ruby-text>chu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當</text:ruby-base><text:ruby-text>tong</text:ruby-text></text:ruby> <text:ruby text:style-name="Ru1"><text:ruby-base>世</text:ruby-base><text:ruby-text>sè</text:ruby-text></text:ruby> <text:ruby text:style-name="Ru1"><text:ruby-base>之</text:ruby-base><text:ruby-text>chi</text:ruby-text></text:ruby> <text:ruby text:style-name="Ru1"><text:ruby-base>事</text:ruby-base><text:ruby-text>sū</text:ruby-text></text:ruby> ， <text:ruby text:style-name="Ru1"><text:ruby-base>由</text:ruby-base><text:ruby-text>iû</text:ruby-text></text:ruby> <text:ruby text:style-name="Ru1"><text:ruby-base>是</text:ruby-base><text:ruby-text>sī</text:ruby-text></text:ruby> <text:ruby text:style-name="Ru1"><text:ruby-base>感</text:ruby-base><text:ruby-text>kám</text:ruby-text></text:ruby> <text:ruby text:style-name="Ru1"><text:ruby-base>激</text:ruby-base><text:ruby-text>kek</text:ruby-text></text:ruby> ， <text:ruby text:style-name="Ru1"><text:ruby-base>遂</text:ruby-base><text:ruby-text>sūi</text:ruby-text></text:ruby> <text:ruby text:style-name="Ru1"><text:ruby-base>許</text:ruby-base><text:ruby-text>hí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以</text:ruby-base><text:ruby-text>í</text:ruby-text></text:ruby> <text:ruby text:style-name="Ru1"><text:ruby-base>驅</text:ruby-base><text:ruby-text>khu</text:ruby-text></text:ruby> <text:ruby text:style-name="Ru1"><text:ruby-base>馳</text:ruby-base><text:ruby-text>tî</text:ruby-text></text:ruby> 。 </text:p>
      <text:p text:style-name="P4"><text:ruby text:style-name="Ru1"><text:ruby-base>後</text:ruby-base><text:ruby-text>hiō</text:ruby-text></text:ruby> <text:ruby text:style-name="Ru1"><text:ruby-base>值</text:ruby-base><text:ruby-text>ti̍t</text:ruby-text></text:ruby> <text:ruby text:style-name="Ru1"><text:ruby-base>傾</text:ruby-base><text:ruby-text>kheng</text:ruby-text></text:ruby> <text:ruby text:style-name="Ru1"><text:ruby-base>覆</text:ruby-base><text:ruby-text>hok</text:ruby-text></text:ruby> ， <text:ruby text:style-name="Ru1"><text:ruby-base>受</text:ruby-base><text:ruby-text>siū</text:ruby-text></text:ruby> <text:ruby text:style-name="Ru1"><text:ruby-base>任</text:ruby-base><text:ruby-text>jīm</text:ruby-text></text:ruby> <text:ruby text:style-name="Ru1"><text:ruby-base>於</text:ruby-base><text:ruby-text>î</text:ruby-text></text:ruby> <text:ruby text:style-name="Ru1"><text:ruby-base>敗</text:ruby-base><text:ruby-text>pāi</text:ruby-text></text:ruby> <text:ruby text:style-name="Ru1"><text:ruby-base>軍</text:ruby-base><text:ruby-text>kun</text:ruby-text></text:ruby> <text:ruby text:style-name="Ru1"><text:ruby-base>之</text:ruby-base><text:ruby-text>chi</text:ruby-text></text:ruby> <text:ruby text:style-name="Ru1"><text:ruby-base>際</text:ruby-base><text:ruby-text>chè</text:ruby-text></text:ruby> ， <text:ruby text:style-name="Ru1"><text:ruby-base>奉</text:ruby-base><text:ruby-text>hōng</text:ruby-text></text:ruby> <text:ruby text:style-name="Ru1"><text:ruby-base>命</text:ruby-base><text:ruby-text>bēng</text:ruby-text></text:ruby> <text:ruby text:style-name="Ru1"><text:ruby-base>於</text:ruby-base><text:ruby-text>î</text:ruby-text></text:ruby> <text:ruby text:style-name="Ru1"><text:ruby-base>危</text:ruby-base><text:ruby-text>gûi</text:ruby-text></text:ruby> <text:ruby text:style-name="Ru1"><text:ruby-base>難</text:ruby-base><text:ruby-text>lân</text:ruby-text></text:ruby> <text:ruby text:style-name="Ru1"><text:ruby-base>之</text:ruby-base><text:ruby-text>chi</text:ruby-text></text:ruby> <text:ruby text:style-name="Ru1"><text:ruby-base>間</text:ruby-base><text:ruby-text>kan</text:ruby-text></text:ruby> ： <text:ruby text:style-name="Ru1"><text:ruby-base>爾</text:ruby-base><text:ruby-text>nī</text:ruby-text></text:ruby> <text:ruby text:style-name="Ru1"><text:ruby-base>來</text:ruby-base><text:ruby-text>lâi</text:ruby-text></text:ruby> <text:ruby text:style-name="Ru1"><text:ruby-base>二</text:ruby-base><text:ruby-text>jī</text:ruby-text></text:ruby> <text:ruby text:style-name="Ru1"><text:ruby-base>十</text:ruby-base><text:ruby-text>si̍p</text:ruby-text></text:ruby> <text:ruby text:style-name="Ru1"><text:ruby-base>有</text:ruby-base><text:ruby-text>iú</text:ruby-text></text:ruby> <text:ruby text:style-name="Ru1"><text:ruby-base>一</text:ruby-base><text:ruby-text>it</text:ruby-text></text:ruby> <text:ruby text:style-name="Ru1"><text:ruby-base>年</text:ruby-base><text:ruby-text>liân</text:ruby-text></text:ruby> <text:ruby text:style-name="Ru1"><text:ruby-base>矣</text:ruby-base><text:ruby-text>í</text:ruby-text></text:ruby> 。</text:p>
      <text:p text:style-name="P4">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知</text:ruby-base><text:ruby-text>ti</text:ruby-text></text:ruby> <text:ruby text:style-name="Ru1"><text:ruby-base>臣</text:ruby-base><text:ruby-text>sîn</text:ruby-text></text:ruby> <text:ruby text:style-name="Ru1"><text:ruby-base>謹</text:ruby-base><text:ruby-text>kín</text:ruby-text></text:ruby> <text:ruby text:style-name="Ru1"><text:ruby-base>慎</text:ruby-base><text:ruby-text>sīn</text:ruby-text></text:ruby> ， <text:ruby text:style-name="Ru1"><text:ruby-base>故</text:ruby-base><text:ruby-text>kò͘</text:ruby-text></text:ruby> <text:ruby text:style-name="Ru1"><text:ruby-base>臨</text:ruby-base><text:ruby-text>lîm</text:ruby-text></text:ruby> <text:ruby text:style-name="Ru1"><text:ruby-base>崩</text:ruby-base><text:ruby-text>peng</text:ruby-text></text:ruby> <text:ruby text:style-name="Ru1"><text:ruby-base>寄</text:ruby-base><text:ruby-text>kì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大</text:ruby-base><text:ruby-text>tāi</text:ruby-text></text:ruby> <text:ruby text:style-name="Ru1"><text:ruby-base>事</text:ruby-base><text:ruby-text>sū</text:ruby-text></text:ruby> <text:ruby text:style-name="Ru1"><text:ruby-base>也</text:ruby-base><text:ruby-text>iā</text:ruby-text></text:ruby> 。 <text:ruby text:style-name="Ru1"><text:ruby-base>受</text:ruby-base><text:ruby-text>siū</text:ruby-text></text:ruby> <text:ruby text:style-name="Ru1"><text:ruby-base>命</text:ruby-base><text:ruby-text>bēng</text:ruby-text></text:ruby> <text:ruby text:style-name="Ru1"><text:ruby-base>以</text:ruby-base><text:ruby-text>í</text:ruby-text></text:ruby> <text:ruby text:style-name="Ru1"><text:ruby-base>來</text:ruby-base><text:ruby-text>lâi</text:ruby-text></text:ruby> ， <text:ruby text:style-name="Ru1"><text:ruby-base>夙</text:ruby-base><text:ruby-text>siok</text:ruby-text></text:ruby> <text:ruby text:style-name="Ru1"><text:ruby-base>夜</text:ruby-base><text:ruby-text>iā</text:ruby-text></text:ruby> <text:ruby text:style-name="Ru1"><text:ruby-base>憂</text:ruby-base><text:ruby-text>iu</text:ruby-text></text:ruby> <text:ruby text:style-name="Ru1"><text:ruby-base>嘆</text:ruby-base><text:ruby-text>thàn</text:ruby-text></text:ruby> ， <text:ruby text:style-name="Ru1"><text:ruby-base>恐</text:ruby-base><text:ruby-text>khióng</text:ruby-text></text:ruby> <text:ruby text:style-name="Ru1"><text:ruby-base>託</text:ruby-base><text:ruby-text>thok</text:ruby-text></text:ruby> <text:ruby text:style-name="Ru1"><text:ruby-base>付</text:ruby-base><text:ruby-text>hù</text:ruby-text></text:ruby> <text:ruby text:style-name="Ru1"><text:ruby-base>不</text:ruby-base><text:ruby-text>put</text:ruby-text></text:ruby> <text:ruby text:style-name="Ru1"><text:ruby-base>效</text:ruby-base><text:ruby-text>hāu</text:ruby-text></text:ruby> ， <text:ruby text:style-name="Ru1"><text:ruby-base>以</text:ruby-base><text:ruby-text>í</text:ruby-text></text:ruby> <text:ruby text:style-name="Ru1"><text:ruby-base>傷</text:ruby-base><text:ruby-text>siong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chi</text:ruby-text></text:ruby> <text:ruby text:style-name="Ru1"><text:ruby-base>明</text:ruby-base><text:ruby-text>bêng</text:ruby-text></text:ruby> ； <text:ruby text:style-name="Ru1"><text:ruby-base>故</text:ruby-base><text:ruby-text>kò͘</text:ruby-text></text:ruby> <text:ruby text:style-name="Ru1"><text:ruby-base>五</text:ruby-base><text:ruby-text>ngó͘</text:ruby-text></text:ruby> <text:ruby text:style-name="Ru1"><text:ruby-base>月</text:ruby-base><text:ruby-text>goa̍t</text:ruby-text></text:ruby> <text:ruby text:style-name="Ru1"><text:ruby-base>渡</text:ruby-base><text:ruby-text>tō͘</text:ruby-text></text:ruby> <text:ruby text:style-name="Ru1"><text:ruby-base>瀘</text:ruby-base><text:ruby-text>lū</text:ruby-text></text:ruby> ， <text:ruby text:style-name="Ru1"><text:ruby-base>深</text:ruby-base><text:ruby-text>chhim</text:ruby-text></text:ruby> <text:ruby text:style-name="Ru1"><text:ruby-base>入</text:ruby-base><text:ruby-text>ji̍p</text:ruby-text></text:ruby> <text:ruby text:style-name="Ru1"><text:ruby-base>不</text:ruby-base><text:ruby-text>put</text:ruby-text></text:ruby> <text:ruby text:style-name="Ru1"><text:ruby-base>毛</text:ruby-base><text:ruby-text>mô͘</text:ruby-text></text:ruby> 。 </text:p>
      <text:p text:style-name="P4"><text:ruby text:style-name="Ru1"><text:ruby-base>今</text:ruby-base><text:ruby-text>kim</text:ruby-text></text:ruby> <text:ruby text:style-name="Ru1"><text:ruby-base>南</text:ruby-base><text:ruby-text>lâm</text:ruby-text></text:ruby> <text:ruby text:style-name="Ru1"><text:ruby-base>方</text:ruby-base><text:ruby-text>hong</text:ruby-text></text:ruby> <text:ruby text:style-name="Ru1"><text:ruby-base>已</text:ruby-base><text:ruby-text>í</text:ruby-text></text:ruby> <text:ruby text:style-name="Ru1"><text:ruby-base>定</text:ruby-base><text:ruby-text>tēng</text:ruby-text></text:ruby> ， <text:ruby text:style-name="Ru1"><text:ruby-base>兵</text:ruby-base><text:ruby-text>peng</text:ruby-text></text:ruby> <text:ruby text:style-name="Ru1"><text:ruby-base>甲</text:ruby-base><text:ruby-text>kap</text:ruby-text></text:ruby> <text:ruby text:style-name="Ru1"><text:ruby-base>已</text:ruby-base><text:ruby-text>í</text:ruby-text></text:ruby> <text:ruby text:style-name="Ru1"><text:ruby-base>足</text:ruby-base><text:ruby-text>chiok</text:ruby-text></text:ruby> ， <text:ruby text:style-name="Ru1"><text:ruby-base>當</text:ruby-base><text:ruby-text>tòng</text:ruby-text></text:ruby> <text:ruby text:style-name="Ru1"><text:ruby-base>獎</text:ruby-base><text:ruby-text>chiáng</text:ruby-text></text:ruby> <text:ruby text:style-name="Ru1"><text:ruby-base>率</text:ruby-base><text:ruby-text>sut</text:ruby-text></text:ruby> <text:ruby text:style-name="Ru1"><text:ruby-base>三</text:ruby-base><text:ruby-text>sàm</text:ruby-text></text:ruby> <text:ruby text:style-name="Ru1"><text:ruby-base>軍</text:ruby-base><text:ruby-text>kun</text:ruby-text></text:ruby> ， <text:ruby text:style-name="Ru1"><text:ruby-base>北</text:ruby-base><text:ruby-text>pok</text:ruby-text></text:ruby> <text:ruby text:style-name="Ru1"><text:ruby-base>定</text:ruby-base><text:ruby-text>tēng</text:ruby-text></text:ruby> <text:ruby text:style-name="Ru1"><text:ruby-base>中</text:ruby-base><text:ruby-text>tiòng</text:ruby-text></text:ruby> <text:ruby text:style-name="Ru1"><text:ruby-base>原</text:ruby-base><text:ruby-text>guân</text:ruby-text></text:ruby> ， <text:ruby text:style-name="Ru1"><text:ruby-base>庶</text:ruby-base><text:ruby-text>sù</text:ruby-text></text:ruby> <text:ruby text:style-name="Ru1"><text:ruby-base>竭</text:ruby-base><text:ruby-text>kia̍t</text:ruby-text></text:ruby> <text:ruby text:style-name="Ru1"><text:ruby-base>駑</text:ruby-base><text:ruby-text>lô͘</text:ruby-text></text:ruby> <text:ruby text:style-name="Ru1"><text:ruby-base>鈍</text:ruby-base><text:ruby-text>tūn</text:ruby-text></text:ruby> ， <text:ruby text:style-name="Ru1"><text:ruby-base>攘</text:ruby-base><text:ruby-text>giāng</text:ruby-text></text:ruby> <text:ruby text:style-name="Ru1"><text:ruby-base>除</text:ruby-base><text:ruby-text>tû</text:ruby-text></text:ruby> <text:ruby text:style-name="Ru1"><text:ruby-base>奸</text:ruby-base><text:ruby-text>kan</text:ruby-text></text:ruby> <text:ruby text:style-name="Ru1"><text:ruby-base>兇</text:ruby-base><text:ruby-text>hiong</text:ruby-text></text:ruby> ， <text:ruby text:style-name="Ru1"><text:ruby-base>興</text:ruby-base><text:ruby-text>heng</text:ruby-text></text:ruby> <text:ruby text:style-name="Ru1"><text:ruby-base>復</text:ruby-base><text:ruby-text>ho̍k</text:ruby-text></text:ruby> <text:ruby text:style-name="Ru1"><text:ruby-base>漢</text:ruby-base><text:ruby-text>hàn</text:ruby-text></text:ruby> <text:ruby text:style-name="Ru1"><text:ruby-base>室</text:ruby-base><text:ruby-text>sek</text:ruby-text></text:ruby> ， <text:ruby text:style-name="Ru1"><text:ruby-base>還</text:ruby-base><text:ruby-text>hoân</text:ruby-text></text:ruby> <text:ruby text:style-name="Ru1"><text:ruby-base>於</text:ruby-base><text:ruby-text>î</text:ruby-text></text:ruby> <text:ruby text:style-name="Ru1"><text:ruby-base>舊</text:ruby-base><text:ruby-text>kiū</text:ruby-text></text:ruby> <text:ruby text:style-name="Ru1"><text:ruby-base>都</text:ruby-base><text:ruby-text>to͘</text:ruby-text></text:ruby> 。 </text:p>
      <text:p text:style-name="P4"><text:ruby text:style-name="Ru1"><text:ruby-base>此</text:ruby-base><text:ruby-text>chhú</text:ruby-text></text:ruby> <text:ruby text:style-name="Ru1"><text:ruby-base>臣</text:ruby-base><text:ruby-text>sîn</text:ruby-text></text:ruby> <text:ruby text:style-name="Ru1"><text:ruby-base>所</text:ruby-base><text:ruby-text>só͘</text:ruby-text></text:ruby> <text:ruby text:style-name="Ru1"><text:ruby-base>以</text:ruby-base><text:ruby-text>í</text:ruby-text></text:ruby> <text:ruby text:style-name="Ru1"><text:ruby-base>報</text:ruby-base><text:ruby-text>pò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而</text:ruby-base><text:ruby-text>jî</text:ruby-text></text:ruby> <text:ruby text:style-name="Ru1"><text:ruby-base>忠</text:ruby-base><text:ruby-text>tiong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之</text:ruby-base><text:ruby-text>chi</text:ruby-text></text:ruby> <text:ruby text:style-name="Ru1"><text:ruby-base>職</text:ruby-base><text:ruby-text>chit</text:ruby-text></text:ruby> <text:ruby text:style-name="Ru1"><text:ruby-base>分</text:ruby-base><text:ruby-text>hun</text:ruby-text></text:ruby> <text:ruby text:style-name="Ru1"><text:ruby-base>也</text:ruby-base><text:ruby-text>iā</text:ruby-text></text:ruby> 。 <text:ruby text:style-name="Ru1"><text:ruby-base>至</text:ruby-base><text:ruby-text>chi</text:ruby-text></text:ruby> <text:ruby text:style-name="Ru1"><text:ruby-base>於</text:ruby-base><text:ruby-text>î</text:ruby-text></text:ruby> <text:ruby text:style-name="Ru1"><text:ruby-base>斟</text:ruby-base><text:ruby-text>chim</text:ruby-text></text:ruby> <text:ruby text:style-name="Ru1"><text:ruby-base>酌</text:ruby-base><text:ruby-text>chiok</text:ruby-text></text:ruby> <text:ruby text:style-name="Ru1"><text:ruby-base>損</text:ruby-base><text:ruby-text>sún</text:ruby-text></text:ruby> <text:ruby text:style-name="Ru1"><text:ruby-base>益</text:ruby-base><text:ruby-text>ek</text:ruby-text></text:ruby> ， <text:ruby text:style-name="Ru1"><text:ruby-base>進</text:ruby-base><text:ruby-text>chìn</text:ruby-text></text:ruby> <text:ruby text:style-name="Ru1"><text:ruby-base>盡</text:ruby-base><text:ruby-text>chīn</text:ruby-text></text:ruby> <text:ruby text:style-name="Ru1"><text:ruby-base>忠</text:ruby-base><text:ruby-text>tiong</text:ruby-text></text:ruby> <text:ruby text:style-name="Ru1"><text:ruby-base>言</text:ruby-base><text:ruby-text>giân</text:ruby-text></text:ruby> ， <text:ruby text:style-name="Ru1"><text:ruby-base>則</text:ruby-base><text:ruby-text>chek</text:ruby-text></text:ruby> <text:ruby text:style-name="Ru1"><text:ruby-base>攸</text:ruby-base><text:ruby-text>iu</text:ruby-text></text:ruby> <text:ruby text:style-name="Ru1"><text:ruby-base>之</text:ruby-base><text:ruby-text>chi</text:ruby-text></text:ruby> 、 <text:ruby text:style-name="Ru1"><text:ruby-base>禕</text:ruby-base><text:ruby-text>i</text:ruby-text></text:ruby> 、 <text:ruby text:style-name="Ru1"><text:ruby-base>允</text:ruby-base><text:ruby-text>ún</text:ruby-text></text:ruby> <text:ruby text:style-name="Ru1"><text:ruby-base>之</text:ruby-base><text:ruby-text>chi</text:ruby-text></text:ruby> <text:ruby text:style-name="Ru1"><text:ruby-base>任</text:ruby-base><text:ruby-text>jīm</text:ruby-text></text:ruby> <text:ruby text:style-name="Ru1"><text:ruby-base>也</text:ruby-base><text:ruby-text>iā</text:ruby-text></text:ruby> 。</text:p>
      <text:p text:style-name="P3"><text:soft-page-break/><text:ruby text:style-name="Ru1"><text:ruby-base>願</text:ruby-base><text:ruby-text>goān</text:ruby-text></text:ruby>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託</text:ruby-base><text:ruby-text>thok</text:ruby-text></text:ruby> <text:ruby text:style-name="Ru1"><text:ruby-base>臣</text:ruby-base><text:ruby-text>sîn</text:ruby-text></text:ruby> <text:ruby text:style-name="Ru1"><text:ruby-base>以</text:ruby-base><text:ruby-text>í</text:ruby-text></text:ruby> <text:ruby text:style-name="Ru1"><text:ruby-base>討</text:ruby-base><text:ruby-text>thó</text:ruby-text></text:ruby> <text:ruby text:style-name="Ru1"><text:ruby-base>賊</text:ruby-base><text:ruby-text>che̍k</text:ruby-text></text:ruby> <text:ruby text:style-name="Ru1"><text:ruby-base>興</text:ruby-base><text:ruby-text>heng</text:ruby-text></text:ruby> <text:ruby text:style-name="Ru1"><text:ruby-base>復</text:ruby-base><text:ruby-text>ho̍k</text:ruby-text></text:ruby> <text:ruby text:style-name="Ru1"><text:ruby-base>之</text:ruby-base><text:ruby-text>chi</text:ruby-text></text:ruby> <text:ruby text:style-name="Ru1"><text:ruby-base>效</text:ruby-base><text:ruby-text>hāu</text:ruby-text></text:ruby> ， <text:ruby text:style-name="Ru1"><text:ruby-base>不</text:ruby-base><text:ruby-text>put</text:ruby-text></text:ruby> <text:ruby text:style-name="Ru1"><text:ruby-base>效</text:ruby-base><text:ruby-text>hāu</text:ruby-text></text:ruby> ， <text:ruby text:style-name="Ru1"><text:ruby-base>則</text:ruby-base><text:ruby-text>chek</text:ruby-text></text:ruby> <text:ruby text:style-name="Ru1"><text:ruby-base>治</text:ruby-base><text:ruby-text>tī</text:ruby-text></text:ruby> <text:ruby text:style-name="Ru1"><text:ruby-base>臣</text:ruby-base><text:ruby-text>sîn</text:ruby-text></text:ruby> <text:ruby text:style-name="Ru1"><text:ruby-base>之</text:ruby-base><text:ruby-text>chi</text:ruby-text></text:ruby> <text:ruby text:style-name="Ru1"><text:ruby-base>罪</text:ruby-base><text:ruby-text>chōe</text:ruby-text></text:ruby> ， <text:ruby text:style-name="Ru1"><text:ruby-base>以</text:ruby-base><text:ruby-text>í</text:ruby-text></text:ruby> <text:ruby text:style-name="Ru1"><text:ruby-base>告</text:ruby-base><text:ruby-text>kò</text:ruby-text></text:ruby> <text:ruby text:style-name="Ru1"><text:ruby-base>先</text:ruby-base><text:ruby-text>sian</text:ruby-text></text:ruby> <text:ruby text:style-name="Ru1"><text:ruby-base>帝</text:ruby-base><text:ruby-text>tè</text:ruby-text></text:ruby> <text:ruby text:style-name="Ru1"><text:ruby-base>之</text:ruby-base><text:ruby-text>chi</text:ruby-text></text:ruby> <text:ruby text:style-name="Ru1"><text:ruby-base>靈</text:ruby-base><text:ruby-text>lêng</text:ruby-text></text:ruby> 。 </text:p>
      <text:p text:style-name="P4"><text:ruby text:style-name="Ru1"><text:ruby-base>若</text:ruby-base><text:ruby-text>jio̍k</text:ruby-text></text:ruby> <text:ruby text:style-name="Ru1"><text:ruby-base>無</text:ruby-base><text:ruby-text>bû</text:ruby-text></text:ruby> <text:ruby text:style-name="Ru1"><text:ruby-base>興</text:ruby-base><text:ruby-text>hèng</text:ruby-text></text:ruby> <text:ruby text:style-name="Ru1"><text:ruby-base>德</text:ruby-base><text:ruby-text>tek</text:ruby-text></text:ruby> <text:ruby text:style-name="Ru1"><text:ruby-base>之</text:ruby-base><text:ruby-text>chi</text:ruby-text></text:ruby> <text:ruby text:style-name="Ru1"><text:ruby-base>言</text:ruby-base><text:ruby-text>giân</text:ruby-text></text:ruby> ， <text:ruby text:style-name="Ru1"><text:ruby-base>則</text:ruby-base><text:ruby-text>chek</text:ruby-text></text:ruby> <text:ruby text:style-name="Ru1"><text:ruby-base>責</text:ruby-base><text:ruby-text>chek</text:ruby-text></text:ruby> <text:ruby text:style-name="Ru1"><text:ruby-base>攸</text:ruby-base><text:ruby-text>iu</text:ruby-text></text:ruby> <text:ruby text:style-name="Ru1"><text:ruby-base>之</text:ruby-base><text:ruby-text>chi</text:ruby-text></text:ruby> 、 <text:ruby text:style-name="Ru1"><text:ruby-base>禕</text:ruby-base><text:ruby-text>i</text:ruby-text></text:ruby> 、 <text:ruby text:style-name="Ru1"><text:ruby-base>允</text:ruby-base><text:ruby-text>ún</text:ruby-text></text:ruby> <text:ruby text:style-name="Ru1"><text:ruby-base>等</text:ruby-base><text:ruby-text>téng</text:ruby-text></text:ruby> <text:ruby text:style-name="Ru1"><text:ruby-base>之</text:ruby-base><text:ruby-text>chi</text:ruby-text></text:ruby> <text:ruby text:style-name="Ru1"><text:ruby-base>慢</text:ruby-base><text:ruby-text>bān</text:ruby-text></text:ruby> ， <text:ruby text:style-name="Ru1"><text:ruby-base>以</text:ruby-base><text:ruby-text>í</text:ruby-text></text:ruby> <text:ruby text:style-name="Ru1"><text:ruby-base>彰</text:ruby-base><text:ruby-text>chiong</text:ruby-text></text:ruby> <text:ruby text:style-name="Ru1"><text:ruby-base>其</text:ruby-base><text:ruby-text>kî</text:ruby-text></text:ruby> <text:ruby text:style-name="Ru1"><text:ruby-base>咎</text:ruby-base><text:ruby-text>kiū</text:ruby-text></text:ruby> ； <text:ruby text:style-name="Ru1"><text:ruby-base>陛</text:ruby-base><text:ruby-text>pè</text:ruby-text></text:ruby> <text:ruby text:style-name="Ru1"><text:ruby-base>下</text:ruby-base><text:ruby-text>hā</text:ruby-text></text:ruby> <text:ruby text:style-name="Ru1"><text:ruby-base>亦</text:ruby-base><text:ruby-text>e̍k</text:ruby-text></text:ruby> <text:ruby text:style-name="Ru1"><text:ruby-base>宜</text:ruby-base><text:ruby-text>gî</text:ruby-text></text:ruby> <text:ruby text:style-name="Ru1"><text:ruby-base>自</text:ruby-base><text:ruby-text>chū</text:ruby-text></text:ruby> <text:ruby text:style-name="Ru1"><text:ruby-base>謀</text:ruby-base><text:ruby-text>biô</text:ruby-text></text:ruby> ， <text:ruby text:style-name="Ru1"><text:ruby-base>以</text:ruby-base><text:ruby-text>í</text:ruby-text></text:ruby> <text:ruby text:style-name="Ru1"><text:ruby-base>諮</text:ruby-base><text:ruby-text>chu</text:ruby-text></text:ruby> <text:ruby text:style-name="Ru1"><text:ruby-base>諏</text:ruby-base><text:ruby-text>cho͘</text:ruby-text></text:ruby> <text:ruby text:style-name="Ru1"><text:ruby-base>善</text:ruby-base><text:ruby-text>siān</text:ruby-text></text:ruby> <text:ruby text:style-name="Ru1"><text:ruby-base>道</text:ruby-base><text:ruby-text>tō</text:ruby-text></text:ruby> ， <text:ruby text:style-name="Ru1"><text:ruby-base>察</text:ruby-base><text:ruby-text>chhat</text:ruby-text></text:ruby> <text:ruby text:style-name="Ru1"><text:ruby-base>納</text:ruby-base><text:ruby-text>la̍p</text:ruby-text></text:ruby> <text:ruby text:style-name="Ru1"><text:ruby-base>雅</text:ruby-base><text:ruby-text>ngá</text:ruby-text></text:ruby> <text:ruby text:style-name="Ru1"><text:ruby-base>言</text:ruby-base><text:ruby-text>giân</text:ruby-text></text:ruby> ， <text:ruby text:style-name="Ru1"><text:ruby-base>深</text:ruby-base><text:ruby-text>chhim</text:ruby-text></text:ruby> <text:ruby text:style-name="Ru1"><text:ruby-base>追</text:ruby-base><text:ruby-text>tui</text:ruby-text></text:ruby> <text:ruby text:style-name="Ru1"><text:ruby-base>先</text:ruby-base><text:ruby-text>seng</text:ruby-text></text:ruby> <text:ruby text:style-name="Ru1"><text:ruby-base>帝</text:ruby-base><text:ruby-text>tè</text:ruby-text></text:ruby> <text:ruby text:style-name="Ru1"><text:ruby-base>遺</text:ruby-base><text:ruby-text>uî</text:ruby-text></text:ruby> <text:ruby text:style-name="Ru1"><text:ruby-base>詔</text:ruby-base><text:ruby-text>chiàu</text:ruby-text></text:ruby> 。 </text:p>
      <text:p text:style-name="P4"><text:ruby text:style-name="Ru1"><text:ruby-base>臣</text:ruby-base><text:ruby-text>sîn</text:ruby-text></text:ruby> <text:ruby text:style-name="Ru1"><text:ruby-base>不</text:ruby-base><text:ruby-text>put</text:ruby-text></text:ruby> <text:ruby text:style-name="Ru1"><text:ruby-base>勝</text:ruby-base><text:ruby-text>sèng</text:ruby-text></text:ruby> <text:ruby text:style-name="Ru1"><text:ruby-base>受</text:ruby-base><text:ruby-text>siū</text:ruby-text></text:ruby> <text:ruby text:style-name="Ru1"><text:ruby-base>恩</text:ruby-base><text:ruby-text>un</text:ruby-text></text:ruby> <text:ruby text:style-name="Ru1"><text:ruby-base>感</text:ruby-base><text:ruby-text>kám</text:ruby-text></text:ruby> <text:ruby text:style-name="Ru1"><text:ruby-base>激</text:ruby-base><text:ruby-text>ke̍k</text:ruby-text></text:ruby> 。 </text:p>
      <text:p text:style-name="Text_20_body"><text:ruby text:style-name="Ru1"><text:ruby-base>今</text:ruby-base><text:ruby-text>kim</text:ruby-text></text:ruby> <text:ruby text:style-name="Ru1"><text:ruby-base>當</text:ruby-base><text:ruby-text>tòng</text:ruby-text></text:ruby> <text:ruby text:style-name="Ru1"><text:ruby-base>遠</text:ruby-base><text:ruby-text>oán</text:ruby-text></text:ruby> <text:ruby text:style-name="Ru1"><text:ruby-base>離</text:ruby-base><text:ruby-text>lī</text:ruby-text></text:ruby> ， <text:ruby text:style-name="Ru1"><text:ruby-base>臨</text:ruby-base><text:ruby-text>lîm</text:ruby-text></text:ruby> <text:ruby text:style-name="Ru1"><text:ruby-base>表</text:ruby-base><text:ruby-text>pió</text:ruby-text></text:ruby> <text:ruby text:style-name="Ru1"><text:ruby-base>涕</text:ruby-base><text:ruby-text>thè</text:ruby-text></text:ruby> <text:ruby text:style-name="Ru1"><text:ruby-base>零</text:ruby-base><text:ruby-text>lêng</text:ruby-text></text:ruby> ， <text:ruby text:style-name="Ru1"><text:ruby-base>不</text:ruby-base><text:ruby-text>put</text:ruby-text></text:ruby> <text:ruby text:style-name="Ru1"><text:ruby-base>知</text:ruby-base><text:ruby-text>ti</text:ruby-text></text:ruby> <text:ruby text:style-name="Ru1"><text:ruby-base>所</text:ruby-base><text:ruby-text>só͘</text:ruby-text></text:ruby> <text:ruby text:style-name="Ru1"><text:ruby-base>言</text:ruby-base><text:ruby-text>giân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iriam Libre" svg:font-family="'Miriam Libre'" style:font-adornments="標準" style:font-pitch="variable"/>
    <style:font-face style:name="华文宋体" svg:font-family="华文宋体" style:font-family-generic="system" style:font-pitch="variable"/>
    <style:font-face style:name="圓體-繁" svg:font-family="圓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粗體" style:font-pitch="variable"/>
    <style:font-face style:name="魏碑-繁1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fo:letter-spacing="normal" style:font-name-asian="魏碑-繁1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20%" fo:keep-together="auto" fo:orphans="0" fo:widows="0" style:register-true="false" style:page-number="auto" style:text-autospace="none" style:punctuation-wrap="simple" style:line-break="normal" style:snap-to-layout-grid="false"/>
      <style:text-properties fo:font-size="48pt" fo:letter-spacing="normal" style:letter-kerning="false" style:font-name-asian="魏碑-繁1" style:font-family-asian="魏碑-繁" style:font-style-name-asian="標準" style:font-pitch-asian="variable" style:font-size-asian="48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 style:register-true="false"/>
      <style:text-properties fo:font-size="48pt" fo:letter-spacing="normal" fo:font-weight="normal" style:font-name-asian="魏碑-繁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8pt" style:text-underline-style="none" style:font-name-asian="圓體-繁" style:font-family-asian="圓體-繁" style:font-style-name-asian="標準" style:font-pitch-asian="variable" style:font-size-asian="18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7H27M20S</meta:editing-duration>
    <meta:editing-cycles>75</meta:editing-cycles>
    <meta:generator>LibreOffice/7.2.5.2$MacOSX_X86_64 LibreOffice_project/499f9727c189e6ef3471021d6132d4c694f357e5</meta:generator>
    <dc:title>出師表</dc:title>
    <dc:date>2022-02-28T20:04:17.957771474</dc:date>
    <meta:document-statistic meta:table-count="0" meta:image-count="0" meta:object-count="0" meta:page-count="20" meta:paragraph-count="22" meta:word-count="754" meta:character-count="1499" meta:non-whitespace-character-count="754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